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Default"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9_11-16-13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49121 E-139-34-49.324951</text:p>
          </table:table-cell>
          <table:table-cell table:style-name="ce31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6-29_14-06-06_000.jpg</text:p>
          </table:table-cell>
          <table:table-cell table:style-name="ce16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752136 E-139-34-49.379882</text:p>
          </table:table-cell>
          <table:table-cell table:style-name="ce31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6-29_17-35-55_000.jpg</text:p>
          </table:table-cell>
          <table:table-cell table:style-name="ce16" office:value-type="string">
            <text:p>:m RES 1*1 / free# JVEMV6 37#23_46 / 37. miscs of miscs / 23. CO2 / CO2-conversion;methods / plasma-catalysis;influence-on-catalyst</text:p>
          </table:table-cell>
          <table:table-cell table:style-name="ce30"/>
          <table:table-cell table:style-name="ce2"/>
          <table:table-cell table:style-name="ce2" office:value-type="string">
            <text:p>N-35-35-28.752136 E-139-34-49.379882</text:p>
          </table:table-cell>
          <table:table-cell table:style-name="ce31" table:formula="of:=IF([.E4]=&quot;&quot;;[.C4];CONCATENATE([.C4];&quot; / &quot;;[.E4]))" office:value-type="string" office:string-value=":m RES 1*1 / free# JVEMV6 37#23_46 / 37. miscs of miscs / 23. CO2 / CO2-conversion;methods / plasma-catalysis;influence-on-catalyst">
            <text:p>:m RES 1*1 / free# JVEMV6 37#23_46 / 37. miscs of miscs / 23. CO2 / CO2-conversion;methods / plasma-catalysis;influence-on-catalys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6-29_19-30-06_000.jpg</text:p>
          </table:table-cell>
          <table:table-cell table:style-name="ce16" office:value-type="string">
            <text:p>:m music / log / kb / || s.1:genr=f-prev:prev-day,key=F,score=+,for=write-out,file=2020-06-28_21-56-33_000.mp4</text:p>
          </table:table-cell>
          <table:table-cell table:style-name="ce14"/>
          <table:table-cell table:style-name="ce2"/>
          <table:table-cell table:style-name="ce2"/>
          <table:table-cell table:style-name="ce31" table:formula="of:=IF([.E5]=&quot;&quot;;[.C5];CONCATENATE([.C5];&quot; / &quot;;[.E5]))" office:value-type="string" office:string-value=":m music / log / kb / || s.1:genr=f-prev:prev-day,key=F,score=+,for=write-out,file=2020-06-28_21-56-33_000.mp4">
            <text:p>:m music / log / kb / || s.1:genr=f-prev:prev-day,key=F,score=+,for=write-out,file=2020-06-28_21-56-33_000.mp4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6-29_20-32-31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230285 E-139-34-49.819335</text:p>
          </table:table-cell>
          <table:table-cell table:style-name="ce31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6-30_07-09-17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2"/>
          <table:table-cell table:style-name="ce2" office:value-type="string">
            <text:p>N-35-35-28.697204 E-139-34-49.379882</text:p>
          </table:table-cell>
          <table:table-cell table:style-name="ce31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6-30_07-09-21_000.jpg</text:p>
          </table:table-cell>
          <table:table-cell table:style-name="ce15" office:value-type="string">
            <text:p>:m :PHOTO 寝た時刻 / 2020</text:p>
          </table:table-cell>
          <table:table-cell table:style-name="ce14"/>
          <table:table-cell table:style-name="ce2"/>
          <table:table-cell table:style-name="ce2" office:value-type="string">
            <text:p>N-35-35-28.697204 E-139-34-49.379882</text:p>
          </table:table-cell>
          <table:table-cell table:style-name="ce31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6-30_10-41-51_000.jpg</text:p>
          </table:table-cell>
          <table:table-cell table:style-name="ce16" office:value-type="string">
            <text:p>:m :PHOTO 起きた時刻 / 2020</text:p>
          </table:table-cell>
          <table:table-cell table:style-name="ce15"/>
          <table:table-cell table:style-name="ce2"/>
          <table:table-cell table:style-name="ce2"/>
          <table:table-cell table:style-name="ce31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6-30_11-40-01_000.jpg</text:p>
          </table:table-cell>
          <table:table-cell table:style-name="ce15" office:value-type="string">
            <text:p>:m :th / なぜいま起きたか？</text:p>
          </table:table-cell>
          <table:table-cell table:style-name="ce16"/>
          <table:table-cell table:style-name="ce2"/>
          <table:table-cell table:style-name="ce2" office:value-type="string">
            <text:p>N-35-35-28.710937 E-139-34-49.379882</text:p>
          </table:table-cell>
          <table:table-cell table:style-name="ce31" table:formula="of:=IF([.E10]=&quot;&quot;;[.C10];CONCATENATE([.C10];&quot; / &quot;;[.E10]))" office:value-type="string" office:string-value=":m :th / なぜいま起きたか？">
            <text:p>:m :th / なぜいま起きたか？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6-30_11-49-05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72467 E-139-34-49.379882</text:p>
          </table:table-cell>
          <table:table-cell table:style-name="ce31" table:formula="of:=IF([.E11]=&quot;&quot;;[.C11];CONCATENATE([.C11];&quot; / &quot;;[.E11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6-29_23-08-33_000.mp4</text:p>
          </table:table-cell>
          <table:table-cell table:style-name="ce5" office:value-type="string">
            <text:p>:VIDEO / @自宅 / メモ / kb,keyboard / 演奏、play / k-2020-0629-1 / genr=f-N,key=C,chor=CM7;FM7,RH=melody,LH=grip,other=re+,tempo=80</text:p>
          </table:table-cell>
          <table:table-cell table:style-name="ce16"/>
          <table:table-cell table:style-name="ce2"/>
          <table:table-cell table:style-name="ce2"/>
          <table:table-cell table:style-name="ce31" table:formula="of:=IF([.E12]=&quot;&quot;;[.C12];CONCATENATE([.C12];&quot; / &quot;;[.E12]))" office:value-type="string" office:string-value=":VIDEO / @自宅 / メモ / kb,keyboard / 演奏、play / k-2020-0629-1 / genr=f-N,key=C,chor=CM7;FM7,RH=melody,LH=grip,other=re+,tempo=80">
            <text:p>:VIDEO / @自宅 / メモ / kb,keyboard / 演奏、play / k-2020-0629-1 / genr=f-N,key=C,chor=CM7;FM7,RH=melody,LH=grip,other=re+,tempo=8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6"/>
          <table:table-cell table:style-name="ce2"/>
          <table:table-cell table:style-name="ce2"/>
          <table:table-cell table:style-name="ce31" table:formula="of:=IF([.E13]=&quot;&quot;;[.C13];CONCATENATE([.C13];&quot; / &quot;;[.E13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14]=&quot;&quot;;[.C14];CONCATENATE([.C14];&quot; / &quot;;[.E14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15]=&quot;&quot;;[.C15];CONCATENATE([.C15];&quot; / &quot;;[.E15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16]=&quot;&quot;;[.C16];CONCATENATE([.C16];&quot; / &quot;;[.E16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17]=&quot;&quot;;[.C17];CONCATENATE([.C17];&quot; / &quot;;[.E17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1" table:formula="of:=IF([.E18]=&quot;&quot;;[.C18];CONCATENATE([.C18];&quot; / &quot;;[.E1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19]=&quot;&quot;;[.C19];CONCATENATE([.C19];&quot; / &quot;;[.E1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20]=&quot;&quot;;[.C20];CONCATENATE([.C20];&quot; / &quot;;[.E2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6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6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10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2020/06/30</text:date>, <text:time>12:11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30T12:11:35.93</dc:date>
    <dc:creator>iwabuchi ken</dc:creator>
    <meta:editing-duration>P22DT12H57M40S</meta:editing-duration>
    <meta:editing-cycles>8737</meta:editing-cycles>
    <meta:document-statistic meta:table-count="1" meta:cell-count="440" meta:object-count="0"/>
  </office:meta>
</office:document-meta>
</file>